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Úvodní-snímek" presentation:presentation-page-layout-name="Master1-PPL1" draw:id="Slide-256">
        <draw:frame draw:id="id63" presentation:style-name="a338" draw:name="Nadpis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Testování software</text:span></text:p>
          </draw:text-box>
          <svg:title/>
          <svg:desc/>
        </draw:frame>
        <draw:frame draw:id="id64" presentation:style-name="a343" draw:name="Podnadpis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Cíle, nedostatky, druhy testování</text:span></text:p>
            <text:p text:style-name="a342" text:class-names="" text:cond-style-name=""><text:span text:style-name="a341" text:class-names="">Sémantická chyba, syntaktická chyba, chyba, debugging, ladění aplikace, výjimky, testování, jednotkové testy</text:span></text:p>
          </draw:text-box>
          <svg:title/>
          <svg:desc/>
        </draw:frame>
      </draw:page>
      <draw:page draw:name="Slide2" draw:style-name="a344" draw:master-page-name="Master1-Layout2-obj-Nadpis-a-obsah" presentation:presentation-page-layout-name="Master1-PPL2" draw:id="Slide-257">
        <draw:frame draw:id="id65" presentation:style-name="a347" draw:name="Nadpis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Cíle</text:span></text:p>
          </draw:text-box>
          <svg:title/>
          <svg:desc/>
        </draw:frame>
        <draw:frame draw:id="id66" presentation:style-name="a363" draw:name="Zástupný obsah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Funkčnost – zda systém pracuje dle zadání</text:span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>Použitelnost – dá se používat (není totéž jako funkčnost), uživatelská přívětivost</text:span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Spolehlivost – odolnost proti chybám, mimořádným stavům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Výkon – rychlost, efektivita, spotřeba zdrojů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Podporovatelnost – instalace, podpora (kompatibilita) s sw (OS, VM, API, DB) a hw, rozšiřitelnost</text:span></text:p>
              </text:list-item>
            </text:list>
          </draw:text-box>
          <svg:title/>
          <svg:desc/>
        </draw:frame>
      </draw:page>
      <draw:page draw:name="Slide4" draw:style-name="a364" draw:master-page-name="Master1-Layout2-obj-Nadpis-a-obsah" presentation:presentation-page-layout-name="Master1-PPL2" draw:id="Slide-259">
        <draw:frame draw:id="id67" presentation:style-name="a367" draw:name="Nadpis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Nedostatky</text:span></text:p>
          </draw:text-box>
          <svg:title/>
          <svg:desc/>
        </draw:frame>
        <draw:frame draw:id="id68" presentation:style-name="a383" draw:name="Zástupný obsah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Kromě triviálních případů nelze ověřit 100% bezchybnost!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Příliš komplexní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Časově náročné – nákladné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Stejně nevíme, zda jsme ověřili vše – nejednoznačná specifikace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Statisticky 20-30 chyb na 1000 řádků kódu (jádro Linuxu 0,5 chyby na 1000 řádků, Windows nevíme)</text:span></text:p>
              </text:list-item>
            </text:list>
          </draw:text-box>
          <svg:title/>
          <svg:desc/>
        </draw:frame>
      </draw:page>
      <draw:page draw:name="Slide3" draw:style-name="a384" draw:master-page-name="Master1-Layout2-obj-Nadpis-a-obsah" presentation:presentation-page-layout-name="Master1-PPL2" draw:id="Slide-258">
        <draw:frame draw:id="id69" presentation:style-name="a387" draw:name="Nadpis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5" text:class-names="">Druhy testování (o jakých se bavíme)</text:span></text:p>
          </draw:text-box>
          <svg:title/>
          <svg:desc/>
        </draw:frame>
        <draw:frame draw:id="id70" presentation:style-name="a403" draw:name="Zástupný obsah 2" svg:x="0.91667in" svg:y="1.99653in" svg:width="11.5in" svg:height="4.7586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Testování programátorem – součást vývoje software nebo jeho části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Dynamické testování – testuje se na (částečně) funkčním systému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Automatické/manuální testování – z pohledu uživatele, generované testy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Data – je nutné mít jiným způsobem získaná data pro ověření správné funkce/chování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Okrajové podmínky – hodnoty, pro které má software ještě fungovat/už nefungovat</text:span></text:p>
              </text:list-item>
            </text:list>
          </draw:text-box>
          <svg:title/>
          <svg:desc/>
        </draw:frame>
      </draw:page>
      <draw:page draw:name="Slide5" draw:style-name="a404" draw:master-page-name="Master1-Layout2-obj-Nadpis-a-obsah" presentation:presentation-page-layout-name="Master1-PPL2" draw:id="Slide-260">
        <draw:frame draw:id="id71" presentation:style-name="a407" draw:name="Nadpis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5" text:class-names="">Syntaktická chyba</text:span></text:p>
          </draw:text-box>
          <svg:title/>
          <svg:desc/>
        </draw:frame>
        <draw:frame draw:id="id72" presentation:style-name="a420" draw:name="Zástupný obsah 2" svg:x="0.91667in" svg:y="1.99653in" svg:width="11.5in" svg:height="4.75868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Chyba ve způsobu zápisu programu v daném programovacím jazyce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U kompilovaných jazyků rozpoznána při překladu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U interpretovaných jazyků rozpoznána až za běhu aplikace (nebo předem nástroji pro kontrolu syntaxe)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Př.: středníky ;-) nebo = a ==</text:span></text:p>
              </text:list-item>
            </text:list>
          </draw:text-box>
          <svg:title/>
          <svg:desc/>
        </draw:frame>
      </draw:page>
      <draw:page draw:name="Slide6" draw:style-name="a421" draw:master-page-name="Master1-Layout2-obj-Nadpis-a-obsah" presentation:presentation-page-layout-name="Master1-PPL2" draw:id="Slide-261">
        <draw:frame draw:id="id73" presentation:style-name="a424" draw:name="Nadpis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2" text:class-names="">Sémantická chyba</text:span></text:p>
          </draw:text-box>
          <svg:title/>
          <svg:desc/>
        </draw:frame>
        <draw:frame draw:id="id74" presentation:style-name="a452" draw:name="Zástupný obsah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Program „funguje“, ale výsledky (chování) neodpovídá požadavkům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Zacyklení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Provedení neplatné operace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Výstupní data nejsou správná</text:span></text:p>
              </text:list-item>
            </text:list>
            <text:list text:style-name="a441">
              <text:list-item>
                <text:p text:style-name="a440" text:class-names="" text:cond-style-name=""><text:span text:style-name="a437" text:class-names="">Př.</text:span><text:span text:style-name="a438" text:class-names="">:</text:span><text:span text:style-name="a439" text:class-names=""><text:s text:c="1"/>překročení rozsahu pole?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if (podm);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{</text:span></text:p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}</text:span><text:span text:style-name="a449" text:class-names=""/></text:p>
              </text:list-item>
            </text:list>
          </draw:text-box>
          <svg:title/>
          <svg:desc/>
        </draw:frame>
      </draw:page>
      <draw:page draw:name="Slide7" draw:style-name="a453" draw:master-page-name="Master1-Layout2-obj-Nadpis-a-obsah" presentation:presentation-page-layout-name="Master1-PPL2" draw:id="Slide-262">
        <draw:frame draw:id="id75" presentation:style-name="a456" draw:name="Nadpis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4" text:class-names="">„Běhové“ chyby</text:span></text:p>
          </draw:text-box>
          <svg:title/>
          <svg:desc/>
        </draw:frame>
        <draw:frame draw:id="id76" presentation:style-name="a487" draw:name="Zástupný obsah 2" svg:x="0.91667in" svg:y="1.99653in" svg:width="11.5in" svg:height="4.7586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Až po spuštění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Může k nim docházet jen za určitých okolností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rogram přestane reagovat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rogram „spadne“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Neošetření vstupních dat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Přístup do paměti (nealokovaná paměť, zásobník)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RTTI, reference, virtuální metody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Zablokovaný přístup k sdíleným prostředkům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Výpadek sítě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8" draw:style-name="a488" draw:master-page-name="Master1-Layout2-obj-Nadpis-a-obsah" presentation:presentation-page-layout-name="Master1-PPL2" draw:id="Slide-263">
        <draw:frame draw:id="id77" presentation:style-name="a491" draw:name="Nadpis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9" text:class-names="">Zranitelnosti</text:span></text:p>
          </draw:text-box>
          <svg:title/>
          <svg:desc/>
        </draw:frame>
        <draw:frame draw:id="id78" presentation:style-name="a513" draw:name="Zástupný obsah 2" svg:x="0.91667in" svg:y="1.99653in" svg:width="11.5in" svg:height="4.75868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Chyba v softwaru nebo hardwaru způsobující bezpečnostní problém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Čím je systém složitější, tím roste zranitelnost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Získání neautorizovaného přístupu, blokování činnosti, zneužití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Exploit – aplikace zneužívající zranitelnosti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Programátorská chyba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Nedostatečné zabezpečení (šifrování, komunikační protokoly)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U „otevřeného“ kódu je větší pravděpodobnost odhalení chyb (i pro útočníka) a jejich opravení</text:span></text:p>
              </text:list-item>
            </text:list>
          </draw:text-box>
          <svg:title/>
          <svg:desc/>
        </draw:frame>
      </draw:page>
      <draw:page draw:name="Slide10" draw:style-name="a514" draw:master-page-name="Master1-Layout2-obj-Nadpis-a-obsah" presentation:presentation-page-layout-name="Master1-PPL2" draw:id="Slide-265">
        <draw:frame draw:id="id79" presentation:style-name="a517" draw:name="Nadpis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5" text:class-names="">Zranitelnosti</text:span></text:p>
          </draw:text-box>
          <svg:title/>
          <svg:desc/>
        </draw:frame>
        <draw:frame draw:id="id80" presentation:style-name="a536" draw:name="Zástupný obsah 2" svg:x="0.91667in" svg:y="1.99653in" svg:width="11.5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Bezpečnostní audit – komplexní nebo nedostatečný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Klasifikace (stupeň nebezpečnosti):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na úrovni uživatele (poškození/krádež citlivých údajů)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zvýšení oprávnění (správce)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vzdálený přístup do systému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9" draw:style-name="a537" draw:master-page-name="Master1-Layout2-obj-Nadpis-a-obsah" presentation:presentation-page-layout-name="Master1-PPL2" draw:id="Slide-264">
        <draw:frame draw:id="id81" presentation:style-name="a540" draw:name="Nadpis 1" svg:x="0.91667in" svg:y="0.39931in" svg:width="11.5in" svg:height="1.44965in" presentation:class="title" presentation:placeholder="false">
          <draw:text-box>
            <text:p text:style-name="a539" text:class-names="" text:cond-style-name=""><text:span text:style-name="a538" text:class-names="">Ladění (debugging)</text:span></text:p>
          </draw:text-box>
          <svg:title/>
          <svg:desc/>
        </draw:frame>
        <draw:frame draw:id="id82" presentation:style-name="a565" draw:name="Zástupný obsah 2" svg:x="0.91667in" svg:y="1.99653in" svg:width="11.5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Ověřování funkčnosti za běhu aplikace specializovaným nástrojem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Součást IDE, samostatně, součást VM/interpretu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Někdy může být běh aplikace simulovaný (např. emulátory mcu)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Krokování, breakpointy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Proměnné, registry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Obsah paměti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Logování (textový výpis do konzole, lokální/vzdálené)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rasování</text:span></text:p>
              </text:list-item>
            </text:list>
          </draw:text-box>
          <svg:title/>
          <svg:desc/>
        </draw:frame>
      </draw:page>
      <draw:page draw:name="Slide12" draw:style-name="a566" draw:master-page-name="Master1-Layout2-obj-Nadpis-a-obsah" presentation:presentation-page-layout-name="Master1-PPL2" draw:id="Slide-267">
        <draw:frame draw:id="id83" presentation:style-name="a569" draw:name="Nadpis 1" svg:x="0.91667in" svg:y="0.39931in" svg:width="11.5in" svg:height="1.44965in" presentation:class="title" presentation:placeholder="false">
          <draw:text-box>
            <text:p text:style-name="a568" text:class-names="" text:cond-style-name=""><text:span text:style-name="a567" text:class-names="">Anti-debugging</text:span></text:p>
          </draw:text-box>
          <svg:title/>
          <svg:desc/>
        </draw:frame>
        <draw:frame draw:id="id84" presentation:style-name="a591" draw:name="Zástupný obsah 2" svg:x="0.91667in" svg:y="1.99653in" svg:width="11.5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Zabraňuje neautorizovanému sledování činnosti programu (reverzní inženýrství, ladění finálního programu, cracking)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Rozpoznání přítomnosti debuggeru pomocí API OS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Kontrola modifikace obsluhy výjimek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Kontrola manipulace s vlákny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Zásah do prováděného kódu (breakpointy)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Kontrola registrů CPU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Kontrola časování a latence</text:span></text:p>
              </text:list-item>
            </text:list>
          </draw:text-box>
          <svg:title/>
          <svg:desc/>
        </draw:frame>
      </draw:page>
      <draw:page draw:name="Slide11" draw:style-name="a592" draw:master-page-name="Master1-Layout2-obj-Nadpis-a-obsah" presentation:presentation-page-layout-name="Master1-PPL2" draw:id="Slide-266">
        <draw:frame draw:id="id85" presentation:style-name="a595" draw:name="Nadpis 1" svg:x="0.91667in" svg:y="0.39931in" svg:width="11.5in" svg:height="1.44965in" presentation:class="title" presentation:placeholder="false">
          <draw:text-box>
            <text:p text:style-name="a594" text:class-names="" text:cond-style-name=""><text:span text:style-name="a593" text:class-names="">Výjimky</text:span></text:p>
          </draw:text-box>
          <svg:title/>
          <svg:desc/>
        </draw:frame>
        <draw:frame draw:id="id86" presentation:style-name="a614" draw:name="Zástupný obsah 2" svg:x="0.91667in" svg:y="1.99653in" svg:width="11.5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Softwarové přerušení běhu programu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Informace o chybovém stavu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Zachycení (ošetření) výjimky – catch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Signalizace (neošetření) – throw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Některé výjimky nelze ošetřit – ukončení programu, nejčastěji systémové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ry – catch - finally, throw</text:span></text:p>
              </text:list-item>
            </text:list>
          </draw:text-box>
          <svg:title/>
          <svg:desc/>
        </draw:frame>
      </draw:page>
      <draw:page draw:name="Slide13" draw:style-name="a615" draw:master-page-name="Master1-Layout2-obj-Nadpis-a-obsah" presentation:presentation-page-layout-name="Master1-PPL2" draw:id="Slide-268">
        <draw:frame draw:id="id87" presentation:style-name="a618" draw:name="Nadpis 1" svg:x="0.91667in" svg:y="0.39931in" svg:width="11.5in" svg:height="1.44965in" presentation:class="title" presentation:placeholder="false">
          <draw:text-box>
            <text:p text:style-name="a617" text:class-names="" text:cond-style-name=""><text:span text:style-name="a616" text:class-names="">Testování (TDD – test-driven development)</text:span></text:p>
          </draw:text-box>
          <svg:title/>
          <svg:desc/>
        </draw:frame>
        <draw:frame draw:id="id88" presentation:style-name="a640" draw:name="Zástupný obsah 2" svg:x="0.91667in" svg:y="1.99653in" svg:width="11.5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Proces vývoje postupuje v krocích, které jsou samostatně opakovaně testované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est vychází z definice požadavků a předchází vytvoření zdrojového kódu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Jednotkové (Unit) testy – ověřují „malé“ části programu např. třídy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Vytvářejí programátoři nikoliv testeři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Po ověření funkčnosti (hlavní kritérium) může následovat optimalizace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Výsledek optimalizace je opět otestován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esty lze spustit ještě před existencí kódu – ověření false výsledku</text:span></text:p>
              </text:list-item>
            </text:list>
          </draw:text-box>
          <svg:title/>
          <svg:desc/>
        </draw:frame>
      </draw:page>
      <draw:page draw:name="Slide14" draw:style-name="a641" draw:master-page-name="Master1-Layout2-obj-Nadpis-a-obsah" presentation:presentation-page-layout-name="Master1-PPL2" draw:id="Slide-269">
        <draw:frame draw:id="id89" presentation:style-name="a649" draw:name="Nadpis 1" svg:x="0.91667in" svg:y="0.39931in" svg:width="11.5in" svg:height="1.44965in" presentation:class="title" presentation:placeholder="false">
          <draw:text-box>
            <text:p text:style-name="a648" text:class-names="" text:cond-style-name=""><text:span text:style-name="a642" text:class-names="">Zdroje</text:span><text:span text:style-name="a643" text:class-names=""><text:s text:c="1"/></text:span><text:span text:style-name="a644" text:class-names="">pro</text:span><text:span text:style-name="a645" text:class-names=""><text:s text:c="1"/></text:span><text:span text:style-name="a646" text:class-names="">cvičen</text:span><text:span text:style-name="a647" text:class-names="">í</text:span></text:p>
          </draw:text-box>
          <svg:title/>
          <svg:desc/>
        </draw:frame>
        <draw:frame draw:id="id90" presentation:style-name="a654" draw:name="Zástupný obsah 2" svg:x="0.91667in" svg:y="1.99653in" svg:width="11.5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0" text:class-names="">https://docs.microsoft.com/cs-cz/visualstudio/test/unit-test-your-code?view=vs-2019</text:span><text:span text:style-name="a6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áhlaví oddílu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ání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Jenom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titulk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ek s titulk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s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S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Office" style:page-layout-name="pageLayout1" draw:style-name="a0">
      <draw:frame draw:id="id0" presentation:style-name="a3" draw:name="Zástupný nadpis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utím lze upravit styl.</text:span></text:p>
        </draw:text-box>
        <svg:title/>
        <svg:desc/>
      </draw:frame>
      <draw:frame draw:id="id1" presentation:style-name="a19" draw:name="Zástupný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Po kliknutí můžete upravovat styly textu v předloze.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há úroveň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Zástupný symbol pro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.04.2020</text:date></text:span></text:p>
        </draw:text-box>
        <svg:title/>
        <svg:desc/>
      </draw:frame>
      <draw:frame draw:id="id3" presentation:style-name="a26" draw:name="Zástupný symbol pro zápatí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Zástupný symbol pro číslo snímk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Úvodní-snímek" style:page-layout-name="pageLayout1" draw:style-name="a30">
      <draw:frame draw:id="id5" presentation:style-name="a33" draw:name="Nadpis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nutím lze upravit styl.</text:span></text:p>
        </draw:text-box>
        <svg:title/>
        <svg:desc/>
      </draw:frame>
      <draw:frame draw:id="id6" presentation:style-name="a36" draw:name="Podnadpis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nutím můžete upravit styl předlohy.</text:span></text:p>
        </draw:text-box>
        <svg:title/>
        <svg:desc/>
      </draw:frame>
      <draw:frame draw:id="id7" presentation:style-name="a40" draw:name="Zástupný symbol pro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.04.2020</text:date></text:span></text:p>
        </draw:text-box>
        <svg:title/>
        <svg:desc/>
      </draw:frame>
      <draw:frame draw:id="id8" presentation:style-name="a43" draw:name="Zástupný symbol pro zápatí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Zástupný symbol pro číslo snímku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Nadpis-a-obsah" style:page-layout-name="pageLayout1" draw:style-name="a47">
      <draw:frame draw:id="id10" presentation:style-name="a50" draw:name="Nadpis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nutím lze upravit styl.</text:span></text:p>
        </draw:text-box>
        <svg:title/>
        <svg:desc/>
      </draw:frame>
      <draw:frame draw:id="id11" presentation:style-name="a66" draw:name="Zástupný obsah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Po kliknutí můžete upravovat styly textu v předloze.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ruhá úroveň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Zástupný symbol pro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.04.2020</text:date></text:span></text:p>
        </draw:text-box>
        <svg:title/>
        <svg:desc/>
      </draw:frame>
      <draw:frame draw:id="id13" presentation:style-name="a73" draw:name="Zástupný symbol pro zápatí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Zástupný symbol pro číslo snímk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Záhlaví-oddílu" style:page-layout-name="pageLayout1" draw:style-name="a77">
      <draw:frame draw:id="id15" presentation:style-name="a80" draw:name="Nadpis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nutím lze upravit styl.</text:span></text:p>
        </draw:text-box>
        <svg:title/>
        <svg:desc/>
      </draw:frame>
      <draw:frame draw:id="id16" presentation:style-name="a84" draw:name="Zástupný tex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Po kliknutí můžete upravovat styly textu v předloze.</text:span></text:p>
            </text:list-item>
          </text:list>
        </draw:text-box>
        <svg:title/>
        <svg:desc/>
      </draw:frame>
      <draw:frame draw:id="id17" presentation:style-name="a88" draw:name="Zástupný symbol pro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.04.2020</text:date></text:span></text:p>
        </draw:text-box>
        <svg:title/>
        <svg:desc/>
      </draw:frame>
      <draw:frame draw:id="id18" presentation:style-name="a91" draw:name="Zástupný symbol pro zápatí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Zástupný symbol pro číslo snímku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va-obsahy" style:page-layout-name="pageLayout1" draw:style-name="a95">
      <draw:frame draw:id="id20" presentation:style-name="a98" draw:name="Nadpis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nutím lze upravit styl.</text:span></text:p>
        </draw:text-box>
        <svg:title/>
        <svg:desc/>
      </draw:frame>
      <draw:frame draw:id="id21" presentation:style-name="a114" draw:name="Zástupný obsah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Po kliknutí můžete upravovat styly textu v předloze.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ruhá úroveň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Zástupný obsah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Po kliknutí můžete upravovat styly textu v předloze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Zástupný symbol pro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.04.2020</text:date></text:span></text:p>
        </draw:text-box>
        <svg:title/>
        <svg:desc/>
      </draw:frame>
      <draw:frame draw:id="id24" presentation:style-name="a137" draw:name="Zástupný symbol pro zápatí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Zástupný symbol pro číslo snímku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Porovnání" style:page-layout-name="pageLayout1" draw:style-name="a141">
      <draw:frame draw:id="id26" presentation:style-name="a144" draw:name="Nadpis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nutím lze upravit styl.</text:span></text:p>
        </draw:text-box>
        <svg:title/>
        <svg:desc/>
      </draw:frame>
      <draw:frame draw:id="id27" presentation:style-name="a148" draw:name="Zástupný tex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Po kliknutí můžete upravovat styly textu v předloze.</text:span></text:p>
            </text:list-item>
          </text:list>
        </draw:text-box>
        <svg:title/>
        <svg:desc/>
      </draw:frame>
      <draw:frame draw:id="id28" presentation:style-name="a164" draw:name="Zástupný obsah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Po kliknutí můžete upravovat styly textu v předloze.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há úroveň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Zástupný tex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Po kliknutí můžete upravovat styly textu v předloze.</text:span></text:p>
            </text:list-item>
          </text:list>
        </draw:text-box>
        <svg:title/>
        <svg:desc/>
      </draw:frame>
      <draw:frame draw:id="id30" presentation:style-name="a184" draw:name="Zástupný obsah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Po kliknutí můžete upravovat styly textu v předloze.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ruhá úroveň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Zástupný symbol pro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.04.2020</text:date></text:span></text:p>
        </draw:text-box>
        <svg:title/>
        <svg:desc/>
      </draw:frame>
      <draw:frame draw:id="id32" presentation:style-name="a191" draw:name="Zástupný symbol pro zápatí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Zástupný symbol pro číslo snímku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Jenom-nadpis" style:page-layout-name="pageLayout1" draw:style-name="a195">
      <draw:frame draw:id="id34" presentation:style-name="a198" draw:name="Nadpis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nutím lze upravit styl.</text:span></text:p>
        </draw:text-box>
        <svg:title/>
        <svg:desc/>
      </draw:frame>
      <draw:frame draw:id="id35" presentation:style-name="a202" draw:name="Zástupný symbol pro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.04.2020</text:date></text:span></text:p>
        </draw:text-box>
        <svg:title/>
        <svg:desc/>
      </draw:frame>
      <draw:frame draw:id="id36" presentation:style-name="a205" draw:name="Zástupný symbol pro zápatí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Zástupný symbol pro číslo snímku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Prázdný" style:page-layout-name="pageLayout1" draw:style-name="a209">
      <draw:frame draw:id="id38" presentation:style-name="a213" draw:name="Zástupný symbol pro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.04.2020</text:date></text:span></text:p>
        </draw:text-box>
        <svg:title/>
        <svg:desc/>
      </draw:frame>
      <draw:frame draw:id="id39" presentation:style-name="a216" draw:name="Zástupný symbol pro zápatí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Zástupný symbol pro číslo snímku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Obsah-s-titulkem" style:page-layout-name="pageLayout1" draw:style-name="a220">
      <draw:frame draw:id="id41" presentation:style-name="a223" draw:name="Nadpis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nutím lze upravit styl.</text:span></text:p>
        </draw:text-box>
        <svg:title/>
        <svg:desc/>
      </draw:frame>
      <draw:frame draw:id="id42" presentation:style-name="a239" draw:name="Zástupný obsah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Po kliknutí můžete upravovat styly textu v předloze.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há úroveň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Zástupný tex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Po kliknutí můžete upravovat styly textu v předloze.</text:span></text:p>
            </text:list-item>
          </text:list>
        </draw:text-box>
        <svg:title/>
        <svg:desc/>
      </draw:frame>
      <draw:frame draw:id="id44" presentation:style-name="a247" draw:name="Zástupný symbol pro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.04.2020</text:date></text:span></text:p>
        </draw:text-box>
        <svg:title/>
        <svg:desc/>
      </draw:frame>
      <draw:frame draw:id="id45" presentation:style-name="a250" draw:name="Zástupný symbol pro zápatí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Zástupný symbol pro číslo snímku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Obrázek-s-titulkem" style:page-layout-name="pageLayout1" draw:style-name="a254">
      <draw:frame draw:id="id47" presentation:style-name="a257" draw:name="Nadpis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nutím lze upravit styl.</text:span></text:p>
        </draw:text-box>
        <svg:title/>
        <svg:desc/>
      </draw:frame>
      <draw:frame draw:id="id48" presentation:style-name="a260" draw:name="Zástupný symbol obrázku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Zástupný tex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Po kliknutí můžete upravovat styly textu v předloze.</text:span></text:p>
            </text:list-item>
          </text:list>
        </draw:text-box>
        <svg:title/>
        <svg:desc/>
      </draw:frame>
      <draw:frame draw:id="id50" presentation:style-name="a268" draw:name="Zástupný symbol pro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.04.2020</text:date></text:span></text:p>
        </draw:text-box>
        <svg:title/>
        <svg:desc/>
      </draw:frame>
      <draw:frame draw:id="id51" presentation:style-name="a271" draw:name="Zástupný symbol pro zápatí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Zástupný symbol pro číslo snímku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Nadpis-a-svislý-text" style:page-layout-name="pageLayout1" draw:style-name="a275">
      <draw:frame draw:id="id53" presentation:style-name="a278" draw:name="Nadpis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nutím lze upravit styl.</text:span></text:p>
        </draw:text-box>
        <svg:title/>
        <svg:desc/>
      </draw:frame>
      <draw:frame draw:id="id54" presentation:style-name="a294" draw:name="Zástupný symbol pro svislý tex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Po kliknutí můžete upravovat styly textu v předloze.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há úroveň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Zástupný symbol pro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.04.2020</text:date></text:span></text:p>
        </draw:text-box>
        <svg:title/>
        <svg:desc/>
      </draw:frame>
      <draw:frame draw:id="id56" presentation:style-name="a301" draw:name="Zástupný symbol pro zápatí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Zástupný symbol pro číslo snímku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Svislý-nadpis-a-text" style:page-layout-name="pageLayout1" draw:style-name="a305">
      <draw:frame draw:id="id58" presentation:style-name="a308" draw:name="Svislý nadpis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nutím lze upravit styl.</text:span></text:p>
        </draw:text-box>
        <svg:title/>
        <svg:desc/>
      </draw:frame>
      <draw:frame draw:id="id59" presentation:style-name="a324" draw:name="Zástupný symbol pro svislý tex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Po kliknutí můžete upravovat styly textu v předloze.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há úroveň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Zástupný symbol pro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.04.2020</text:date></text:span></text:p>
        </draw:text-box>
        <svg:title/>
        <svg:desc/>
      </draw:frame>
      <draw:frame draw:id="id61" presentation:style-name="a331" draw:name="Zástupný symbol pro zápatí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Zástupný symbol pro číslo snímku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ování software</dc:title>
    <meta:initial-creator>Marek Pospíchal</meta:initial-creator>
    <dc:creator>Marek Pospíchal</dc:creator>
    <meta:creation-date>2020-04-21T07:01:31Z</meta:creation-date>
    <dc:date>2020-04-22T19:37:08Z</dc:date>
    <meta:editing-cycles>10</meta:editing-cycles>
    <meta:editing-duration>PT8620S</meta:editing-duration>
    <meta:document-statistic meta:paragraph-count="93" meta:word-count="641"/>
  </office:meta>
</office:document-meta>
</file>